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a6504" draw:textarea-vertical-align="middle" draw:auto-grow-height="false" fo:min-height="4.958cm" fo:min-width="4.708cm"/>
    </style:style>
    <style:style style:name="P1" style:family="paragraph">
      <loext:graphic-properties draw:fill-color="#ca650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5.207cm" svg:x="7.477cm" svg:y="7.096cm">
          <text:p/>
          <draw:enhanced-geometry svg:viewBox="0 0 21600 21600" draw:text-areas="0 0 21600 21600" draw:type="circular-arrow" draw:modifiers="180 -38.4794504861892 6378.830158201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5.207cm" svg:height="5.207cm" svg:x="7.477cm" svg:y="7.096cm">
          <text:p/>
          <draw:enhanced-geometry svg:viewBox="0 0 21600 21600" draw:text-areas="0 0 21600 21600" draw:type="circular-arrow" draw:modifiers="0.0483304647184743 140.013113755036 6544.42842559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2T23:31:39.562547634</meta:creation-date>
    <dc:date>2018-08-12T23:37:25.420904852</dc:date>
    <meta:editing-duration>PT5M46S</meta:editing-duration>
    <meta:editing-cycles>1</meta:editing-cycles>
    <meta:document-statistic meta:object-count="2"/>
    <meta:generator>LibreOffice/6.0.6.2$Linux_X86_64 LibreOffice_project/00m0$Build-2</meta:generator>
  </office:meta>
</office:document-meta>
</file>